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408b2b"/>
    </style:style>
    <style:style style:name="P2" style:family="paragraph" style:parent-style-name="Thesis_5f_body">
      <style:text-properties officeooo:paragraph-rsid="004ac963"/>
    </style:style>
    <style:style style:name="P3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P4" style:family="paragraph" style:parent-style-name="Thesis_5f_body" style:list-style-name="L1">
      <style:text-properties officeooo:paragraph-rsid="00408b2b"/>
    </style:style>
    <style:style style:name="P5" style:family="paragraph" style:parent-style-name="Thesis_5f_body" style:list-style-name="L1">
      <style:text-properties officeooo:paragraph-rsid="0063bc80"/>
    </style:style>
    <style:style style:name="T1" style:family="text">
      <style:text-properties officeooo:rsid="0017f60c"/>
    </style:style>
    <style:style style:name="T2" style:family="text">
      <style:text-properties officeooo:rsid="004575b9"/>
    </style:style>
    <style:style style:name="T3" style:family="text">
      <style:text-properties officeooo:rsid="004702bd"/>
    </style:style>
    <style:style style:name="T4" style:family="text">
      <style:text-properties officeooo:rsid="004a3457"/>
    </style:style>
    <style:style style:name="T5" style:family="text">
      <style:text-properties officeooo:rsid="004ac963"/>
    </style:style>
    <style:style style:name="T6" style:family="text">
      <style:text-properties officeooo:rsid="004bb922"/>
    </style:style>
    <style:style style:name="T7" style:family="text">
      <style:text-properties officeooo:rsid="004d045e"/>
    </style:style>
    <style:style style:name="T8" style:family="text">
      <style:text-properties officeooo:rsid="004d22e5"/>
    </style:style>
    <style:style style:name="T9" style:family="text">
      <style:text-properties officeooo:rsid="004f21ba"/>
    </style:style>
    <style:style style:name="T10" style:family="text">
      <style:text-properties officeooo:rsid="00510be7"/>
    </style:style>
    <style:style style:name="T11" style:family="text">
      <style:text-properties officeooo:rsid="0051f927"/>
    </style:style>
    <style:style style:name="T12" style:family="text">
      <style:text-properties officeooo:rsid="005c17c6"/>
    </style:style>
    <style:style style:name="T13" style:family="text">
      <style:text-properties officeooo:rsid="005fc046"/>
    </style:style>
    <style:style style:name="T14" style:family="text">
      <style:text-properties officeooo:rsid="00611a0d"/>
    </style:style>
    <style:style style:name="T15" style:family="text">
      <style:text-properties officeooo:rsid="0064b81e"/>
    </style:style>
    <style:style style:name="T16" style:family="text">
      <style:text-properties officeooo:rsid="0067bbfd"/>
    </style:style>
    <style:style style:name="T17" style:family="text">
      <style:text-properties officeooo:rsid="006a2b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77483335" text:style-name="Thesis_5f_numbering">
        <text:list-item>
          <text:h text:style-name="P3" text:outline-level="1">Цел и задачи</text:h>
        </text:list-item>
      </text:list>
      <text:p text:style-name="P2"><text:bookmark-start text:name="__RefHeading__4921_970456079"/>Цел на настоящето изследване <text:span text:style-name="T4">е характеризирането</text:span> на структурата и оценката на съвременното състояние на макрозообентосните съобщества в <text:span text:style-name="T9">два типа местообитания – пясъци и полета с морски треви – в плитката </text:span>крайбрежна зона на югозап<text:span text:style-name="T8">а</text:span>дното Черно море (Бургаски залив). <text:bookmark-end text:name="__RefHeading__4921_970456079"/></text:p>
      <text:p text:style-name="P2"><text:span text:style-name="T10">За изпълнението на тази цел беше формулирана о</text:span>сновна<text:span text:style-name="T10">та</text:span> работна хипотеза, че антропогенн<text:span text:style-name="T13">ият натиск (и особено замърсяването)</text:span>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/text:p>
      <text:p text:style-name="P1">За потвърждаването <text:span text:style-name="T1">или отхвърлянето </text:span>на тази хипотеза и осъществяв<text:span text:style-name="T3">а</text:span>нето на целт<text:span text:style-name="T5">а</text:span> на изследването <text:span text:style-name="T11">бяха</text:span> набелязани <text:span text:style-name="T10">следните </text:span>основни задачи:</text:p>
      <text:list xml:id="list1638582976" text:style-name="L1">
        <text:list-item>
          <text:p text:style-name="P4"><text:span text:style-name="T5">Т</text:span>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<text:span text:style-name="T2">М</text:span>; тип Плитки сублиторални пясъци по смисъла на РДМС).</text:p>
        </text:list-item>
        <text:list-item>
          <text:p text:style-name="P4"><text:span text:style-name="T5">О</text:span>писание <text:span text:style-name="T7">н</text:span>а влиянието на абиотичните фактори (с акцент върху <text:s/>антропогенните такива) върху структурата <text:span text:style-name="T17">на</text:span> макрозообентосните съобщества в градиент на антропогенно замърсяване; изследване на механизмите на въздействи<text:span text:style-name="T14">e</text:span> върху тези съобщества.</text:p>
        </text:list-item>
        <text:list-item>
          <text:p text:style-name="P5"><text:span text:style-name="T5">О</text:span>пределяне на съвременното екологично състояние на <text:span text:style-name="T12">избраните дънни местообитания </text:span>в плитката крайбрежна зона на южното българско Черноморие <text:span text:style-name="T12">по </text:span>макрозообентос чрез прилагане на индекси за оценка в светлината на основни<text:span text:style-name="T16">те</text:span> директиви на ЕС, свързани с морските екосистеми.</text:p>
        </text:list-item>
        <text:list-item>
          <text:p text:style-name="P4"><text:span text:style-name="T5">С</text:span>равнителен анализ на <text:span text:style-name="T6">чувствителността</text:span> на <text:span text:style-name="T15">избрани зообентосни </text:span>индекси за оценка на качеството в крайбрежните морски екосистеми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.</text:p>
        </text:list-item>
        <text:list-item>
          <text:p text:style-name="P4"><text:soft-page-break/><text:span text:style-name="T5">Р</text:span>азработване на методика за подбор на референтно място за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109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1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2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default-outline-level="2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Thesis_5f_bodyPageLandscape_5f_appendix" style:display-name="Thesis_bodyPageLandscape_appendix" style:page-layout-name="Mpm7"/>
    <style:master-page style:name="Landscape" style:page-layout-name="Mpm8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Envelope" style:page-layout-name="Mpm11">
      <style:header>
        <text:p text:style-name="Header"/>
      </style:header>
    </style:master-page>
    <style:master-page style:name="Right_20_Page" style:display-name="Right Page" style:page-layout-name="Mpm12" style:next-style-name="Left_20_Page">
      <style:header>
        <text:p text:style-name="Header"/>
      </style:header>
    </style:master-page>
    <style:master-page style:name="Left_20_Page" style:display-name="Left Page" style:page-layout-name="Mpm13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2H5M</meta:editing-duration>
    <meta:editing-cycles>37</meta:editing-cycles>
    <meta:generator>LibreOffice/6.0.7.3$Linux_X86_64 LibreOffice_project/00m0$Build-3</meta:generator>
    <meta:initial-creator>K</meta:initial-creator>
    <dc:date>2019-06-12T16:43:42.841654990</dc:date>
    <dc:creator>SK </dc:creator>
    <meta:document-statistic meta:table-count="0" meta:image-count="0" meta:object-count="0" meta:page-count="2" meta:paragraph-count="9" meta:word-count="292" meta:character-count="2148" meta:non-whitespace-character-count="1864"/>
    <meta:template xlink:type="simple" xlink:actuate="onRequest" xlink:title="thesis_styles" xlink:href="../../thesis_working/styles_templates/thesis_styles.ott" meta:date="2018-12-07T15:45:04.222538492"/>
  </office:meta>
</office:document-meta>
</file>